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3.11cm"/>
    </style:style>
    <style:style style:name="co5" style:family="table-column">
      <style:table-column-properties fo:break-before="auto" style:column-width="2.48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1.03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ccffff" fo:border="0.06pt solid #000000"/>
    </style:style>
    <style:style style:name="ce6" style:family="table-cell" style:parent-style-name="Default">
      <style:table-cell-properties fo:background-color="#ff3333" fo:border="0.06pt solid #000000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table table:name="Lis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Aardvark Direct Pro Q10 External module </text:p>
            <text:p>DB-25 pinou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DB-25 pin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odification for</text:p>
            <text:p>future use</text:p>
          </table:table-cell>
          <table:table-cell table:style-name="ce7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o aardvark</text:p>
          </table:table-cell>
          <table:table-cell office:value-type="string" calcext:value-type="string">
            <text:p>PIC 18</text:p>
          </table:table-cell>
          <table:table-cell office:value-type="string" calcext:value-type="string">
            <text:p>SCL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rom aardvark</text:p>
          </table:table-cell>
          <table:table-cell office:value-type="string" calcext:value-type="string">
            <text:p>from PLD</text:p>
          </table:table-cell>
          <table:table-cell office:value-type="string" calcext:value-type="string">
            <text:p>SCLK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GND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o aardvark</text:p>
          </table:table-cell>
          <table:table-cell office:value-type="string" calcext:value-type="string">
            <text:p>AKM_DAC_4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+5 V digital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to aardvark</text:p>
          </table:table-cell>
          <table:table-cell office:value-type="string" calcext:value-type="string">
            <text:p>AKM_DAC_1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rom aardvark</text:p>
          </table:table-cell>
          <table:table-cell office:value-type="string" calcext:value-type="string">
            <text:p>SPDIF_RECV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from aardvark</text:p>
          </table:table-cell>
          <table:table-cell office:value-type="string" calcext:value-type="string">
            <text:p>AKM_ADC_3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from aardvark</text:p>
          </table:table-cell>
          <table:table-cell office:value-type="string" calcext:value-type="string">
            <text:p>AKM_ADC_2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-12 V analog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table:style-name="ce5" office:value-type="string" calcext:value-type="string">
            <text:p>GND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table:style-name="ce6" office:value-type="string" calcext:value-type="string">
            <text:p>+12 V analog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to aardvark</text:p>
          </table:table-cell>
          <table:table-cell office:value-type="string" calcext:value-type="string">
            <text:p>MIDI_TRANS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table-cell table:style-name="ce6" office:value-type="string" calcext:value-type="string">
            <text:p>+5 V digital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from aardvark</text:p>
          </table:table-cell>
          <table:table-cell office:value-type="string" calcext:value-type="string">
            <text:p>from PLD</text:p>
          </table:table-cell>
          <table:table-cell office:value-type="string" calcext:value-type="string">
            <text:p>LRCLK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o aardvark</text:p>
          </table:table-cell>
          <table:table-cell office:value-type="string" calcext:value-type="string">
            <text:p>CS4340_DAC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to aardvark</text:p>
          </table:table-cell>
          <table:table-cell office:value-type="string" calcext:value-type="string">
            <text:p>AKM_DAC_3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to aardvark</text:p>
          </table:table-cell>
          <table:table-cell office:value-type="string" calcext:value-type="string">
            <text:p>AKM_DAC_2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table:style-name="ce5" office:value-type="string" calcext:value-type="string">
            <text:p>GND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from aardvark</text:p>
          </table:table-cell>
          <table:table-cell office:value-type="string" calcext:value-type="string">
            <text:p>AKM_ADC_4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table-cell table:style-name="ce6" office:value-type="string" calcext:value-type="string">
            <text:p>+5 V digital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from aardvark</text:p>
          </table:table-cell>
          <table:table-cell office:value-type="string" calcext:value-type="string">
            <text:p>AKM_ADC_1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GND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IC – buffered</text:p>
          </table:table-cell>
          <table:table-cell office:value-type="string" calcext:value-type="string">
            <text:p>SDA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from aardvark</text:p>
          </table:table-cell>
          <table:table-cell office:value-type="string" calcext:value-type="string">
            <text:p>MIDI_RECV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0.00.0000</text:date>, <text:time style:data-style-name="N2" text:time-value="10:05:55.414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14:54:24.766000000</meta:creation-date>
    <dc:date>2014-07-11T10:10:01.643000000</dc:date>
    <meta:editing-duration>PT1H5M46S</meta:editing-duration>
    <meta:editing-cycles>4</meta:editing-cycles>
    <meta:generator>LibreOffice/4.2.4.2$Windows_x86 LibreOffice_project/63150712c6d317d27ce2db16eb94c2f3d7b699f8</meta:generator>
    <meta:document-statistic meta:table-count="1" meta:cell-count="75" meta:object-count="0"/>
  </office:meta>
</office:document-meta>
</file>